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Bodoni 72" fo:font-size="12pt" style:font-size-asian="12pt" style:font-size-complex="12pt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8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9" style:family="paragraph" style:parent-style-name="normal">
      <style:text-properties style:font-name="Bodoni 72" fo:font-size="16pt" style:font-size-asian="16pt" style:font-size-complex="16pt"/>
    </style:style>
    <style:style style:name="P10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1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style:font-size-asian="20pt" style:font-size-complex="20pt"/>
    </style:style>
    <style:style style:name="P26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7" style:family="paragraph" style:parent-style-name="normal">
      <style:text-properties style:font-name="essiah1" fo:font-size="22pt" style:font-size-asian="22pt" style:font-size-complex="22pt"/>
    </style:style>
    <style:style style:name="P28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3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1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3" style:family="paragraph" style:parent-style-name="normal">
      <style:text-properties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5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6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4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2pt" style:font-size-asian="22pt" style:font-size-complex="22pt"/>
    </style:style>
    <style:style style:name="P53" style:family="paragraph" style:parent-style-name="Heading_20_1">
      <style:text-properties style:font-name="Bodoni 72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style:font-name-asian="Verdana1" style:font-name-complex="Verdana1"/>
    </style:style>
    <style:style style:name="P56" style:family="paragraph" style:parent-style-name="Heading_20_2">
      <style:text-properties style:font-name="Bodoni 72" style:text-underline-style="none" style:font-name-asian="Verdana1" style:font-name-complex="Verdana1"/>
    </style:style>
    <style:style style:name="P57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essiah1" fo:font-size="22pt" style:text-underline-style="none" fo:font-weight="normal" style:font-size-asian="22pt" style:font-weight-asian="normal" style:font-size-complex="2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7" style:family="paragraph" style:parent-style-name="Heading_20_2">
      <style:text-properties style:font-name="Bodoni 72"/>
    </style:style>
    <style:style style:name="P6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9" style:family="paragraph" style:parent-style-name="normal">
      <style:text-properties fo:font-size="22pt" style:font-size-asian="22pt" style:font-size-complex="22pt"/>
    </style:style>
    <style:style style:name="P7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71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7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3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style:font-name-asian="essiah2" style:font-name-complex="essiah2"/>
    </style:style>
    <style:style style:name="T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2" style:family="text">
      <style:text-properties fo:color="#000000" style:text-underline-style="none" style:font-name-asian="essiah2" style:font-name-complex="essiah2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9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6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style:font-name-asian="essiah2" style:font-name-complex="essiah2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5" style:family="text">
      <style:text-properties style:text-position="sub 58%"/>
    </style:style>
    <style:style style:name="T46" style:family="text">
      <style:text-properties style:text-position="sub 58%" style:text-underline-style="none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essEu</text:p>
      <text:p text:style-name="P57">es mWnEsshu un mIkul</text:p>
      <text:p text:style-name="P53">Alphabet</text:p>
      <text:p text:style-name="P26"/>
      <text:p text:style-name="P30">o i y w W</text:p>
      <text:p text:style-name="P30">EAUO aeuI</text:p>
      <text:p text:style-name="P30">snhb lrjg</text:p>
      <text:p text:style-name="P30">kzvm ftdp</text:p>
      <text:p text:style-name="P30">CTHS ZLNx</text:p>
      <text:p text:style-name="P13"/>
      <text:p text:style-name="P12"><text:span text:style-name="T40">o</text:span><text:span text:style-name="T25"> <text:s text:c="2"/></text:span><text:span text:style-name="T15">i</text:span><text:span text:style-name="T25"> <text:s text:c="2"/></text:span><text:span text:style-name="T40">ü</text:span><text:span text:style-name="T25"> <text:s text:c="2"/></text:span><text:span text:style-name="T40">ö</text:span><text:span text:style-name="T25"> <text:s text:c="2"/></text:span><text:span text:style-name="T14">ʊ</text:span></text:p>
      <text:p text:style-name="P12"><text:span text:style-name="T15">ē</text:span><text:span text:style-name="T29"> <text:s text:c="2"/></text:span><text:span text:style-name="T15">ā</text:span><text:span text:style-name="T29"> <text:s text:c="2"/></text:span><text:span text:style-name="T15">ū</text:span><text:span text:style-name="T29"> <text:s text:c="2"/></text:span><text:span text:style-name="T15">ō</text:span><text:span text:style-name="T28"> <text:s/></text:span><text:span text:style-name="T40"><text:s/>a</text:span><text:span text:style-name="T29">t</text:span><text:span text:style-name="T40"> <text:s/>e</text:span><text:span text:style-name="T44">k</text:span><text:span text:style-name="T40"> <text:s/></text:span><text:span text:style-name="T29">v</text:span><text:span text:style-name="T40">u <text:s/></text:span><text:span text:style-name="T29">k</text:span><text:span text:style-name="T15">ī</text:span><text:span text:style-name="T40"> <text:s/></text:span></text:p>
      <text:p text:style-name="P12"><text:span text:style-name="T15">s</text:span><text:span text:style-name="T29">ō</text:span><text:span text:style-name="T26"> <text:s/></text:span><text:span text:style-name="T15">n</text:span><text:span text:style-name="T21">ō</text:span><text:span text:style-name="T26"> <text:s/></text:span><text:span text:style-name="T15">h</text:span><text:span text:style-name="T22">ā</text:span><text:span text:style-name="T25"> <text:s/></text:span><text:span text:style-name="T15">b</text:span><text:span text:style-name="T26">ā <text:s/></text:span><text:span text:style-name="T15">l</text:span><text:span text:style-name="T21">ō</text:span><text:span text:style-name="T26"> <text:s/></text:span><text:span text:style-name="T15">r</text:span><text:span text:style-name="T21">ō</text:span><text:span text:style-name="T26"> <text:s/></text:span><text:span text:style-name="T15">j</text:span><text:span text:style-name="T26">ā <text:s/></text:span><text:span text:style-name="T15">g</text:span><text:span text:style-name="T21">ā</text:span><text:span text:style-name="T26"> <text:s text:c="2"/></text:span></text:p>
      <text:p text:style-name="P12"><text:span text:style-name="T20">k</text:span><text:span text:style-name="T21">ō</text:span><text:span text:style-name="T23"> <text:s/></text:span><text:span text:style-name="T20">z</text:span><text:span text:style-name="T21">ō</text:span><text:span text:style-name="T19"> <text:s/></text:span><text:span text:style-name="T20">v</text:span><text:span text:style-name="T22">ā <text:s/></text:span><text:span text:style-name="T20">m</text:span><text:span text:style-name="T22">ā <text:s/></text:span><text:span text:style-name="T20">f</text:span><text:span text:style-name="T21">ō</text:span><text:span text:style-name="T22"> <text:s/></text:span><text:span text:style-name="T20">t</text:span><text:span text:style-name="T21">ō</text:span><text:span text:style-name="T22"> <text:s/></text:span><text:span text:style-name="T40">d</text:span><text:span text:style-name="T29">ā</text:span><text:span text:style-name="T27"> <text:s/></text:span><text:span text:style-name="T40">p</text:span><text:span text:style-name="T29">ā <text:s/></text:span></text:p>
      <text:p text:style-name="P12"><text:span text:style-name="T20">ch</text:span><text:span text:style-name="T21">ē</text:span><text:span text:style-name="T28"> </text:span><text:span text:style-name="T20">∂</text:span><text:span text:style-name="T29">ā</text:span><text:span text:style-name="T28"> <text:s/></text:span><text:span text:style-name="T20">θ</text:span><text:span text:style-name="T21">ū</text:span><text:span text:style-name="T28"> <text:s/></text:span><text:span text:style-name="T20">sh</text:span><text:span text:style-name="T21">ō</text:span><text:span text:style-name="T28"> </text:span><text:span text:style-name="T20">zh</text:span><text:span text:style-name="T22">a</text:span><text:span text:style-name="T29"> </text:span><text:span text:style-name="T15">ḻ</text:span><text:span text:style-name="T21">e <text:s/>u</text:span><text:span text:style-name="T20">ng</text:span><text:span text:style-name="T15"> </text:span><text:span text:style-name="T20">xh</text:span><text:span text:style-name="T24">ī</text:span></text:p>
      <text:p text:style-name="P53">Basics</text:p>
      <text:p text:style-name="P9">The default order is Subject-Verb-Object, but any arrangement is allowed with the use of markers.</text:p>
      <text:p text:style-name="P10"/>
      <text:p text:style-name="P9">The subject and object are optional. When no subject is given, 1st person singular is assumed.</text:p>
      <text:p text:style-name="P10"/>
      <text:p text:style-name="P9">Modifiers follow their target (i.e. "ball large red").</text:p>
      <text:p text:style-name="P6"/>
      <text:p text:style-name="P4"><text:soft-page-break/><text:span text:style-name="T41">Markers precede their object (i.e. "for the ball").</text:span><text:span text:style-name="T38"><text:tab/></text:span></text:p>
      <text:p text:style-name="P53">Articles</text:p>
      <text:p text:style-name="P9">Indefinite Singular</text:p>
      <text:p text:style-name="P15">_</text:p>
      <text:p text:style-name="P5"/>
      <text:p text:style-name="P5">Indefinite Plural</text:p>
      <text:p text:style-name="P18">u</text:p>
      <text:p text:style-name="P9"/>
      <text:p text:style-name="P9">Definite Singular</text:p>
      <text:p text:style-name="P22">tu</text:p>
      <text:p text:style-name="P9"/>
      <text:p text:style-name="P9">Definite Plural</text:p>
      <text:p text:style-name="P31">etu</text:p>
      <text:p text:style-name="P53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7">Number</text:p>
          </table:table-cell>
          <table:table-cell table:style-name="Table4.A1" office:value-type="string">
            <text:p text:style-name="P47">Person</text:p>
          </table:table-cell>
          <table:table-cell table:style-name="Table4.A1" office:value-type="string">
            <text:p text:style-name="P47">English</text:p>
          </table:table-cell>
          <table:table-cell table:style-name="Table4.A1" office:value-type="string">
            <text:p text:style-name="P49">essEu</text:p>
          </table:table-cell>
        </table:table-row>
        <table:table-row table:style-name="Table4.1">
          <table:table-cell table:style-name="Table4.A2" office:value-type="string">
            <text:p text:style-name="P47">Singular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</text:p>
          </table:table-cell>
          <table:table-cell table:style-name="Table4.A2" office:value-type="string">
            <text:p text:style-name="P50">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is</text:p>
          </table:table-cell>
          <table:table-cell table:style-name="Table4.A2" office:value-type="string">
            <text:p text:style-name="P50">so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at</text:p>
          </table:table-cell>
          <table:table-cell table:style-name="Table4.A2" office:value-type="string">
            <text:p text:style-name="P50">sonA</text:p>
          </table:table-cell>
        </table:table-row>
        <table:table-row table:style-name="Table4.1">
          <table:table-cell table:style-name="Table4.A2" office:value-type="string">
            <text:p text:style-name="P47">Plural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we</text:p>
          </table:table-cell>
          <table:table-cell table:style-name="Table4.A2" office:value-type="string">
            <text:p text:style-name="P52"><text:span text:style-name="T16">sU</text:span>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 all</text:p>
          </table:table-cell>
          <table:table-cell table:style-name="Table4.A2" office:value-type="string">
            <text:p text:style-name="P50">t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ese</text:p>
          </table:table-cell>
          <table:table-cell table:style-name="Table4.A2" office:value-type="string">
            <text:p text:style-name="P50">sU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ose</text:p>
          </table:table-cell>
          <table:table-cell table:style-name="Table4.A2" office:value-type="string">
            <text:p text:style-name="P50">sUnA</text:p>
          </table:table-cell>
        </table:table-row>
      </table:table>
      <text:p text:style-name="P53">Punctuation</text:p>
      <text:p text:style-name="P9">Period</text:p>
      <text:p text:style-name="P27">.</text:p>
      <text:p text:style-name="P9"/>
      <text:p text:style-name="P9"><text:soft-page-break/>Comma</text:p>
      <text:p text:style-name="P27">,</text:p>
      <text:p text:style-name="P9"/>
      <text:p text:style-name="P9">Number Symbol</text:p>
      <text:p text:style-name="P27">;</text:p>
      <text:p text:style-name="P25"><text:span text:style-name="T47">;213</text:span>8</text:p>
      <text:p text:style-name="P9"/>
      <text:p text:style-name="P9">Quotation Marks</text:p>
      <text:p text:style-name="P27">&lt;&gt;</text:p>
      <text:p text:style-name="P27">&lt;tu tEO&gt;</text:p>
      <text:p text:style-name="P9"/>
      <text:p text:style-name="P9">Parenthesis</text:p>
      <text:p text:style-name="P16">()</text:p>
      <text:p text:style-name="P16">(tu tEO)</text:p>
      <text:p text:style-name="P9"/>
      <text:p text:style-name="P9">Brackets</text:p>
      <text:p text:style-name="P15">{}</text:p>
      <text:p text:style-name="P15">{tu tEO}</text:p>
      <text:p text:style-name="P9"/>
      <text:p text:style-name="P9">Square Brackets</text:p>
      <text:p text:style-name="P15">[]</text:p>
      <text:p text:style-name="P15">[tu tEO]</text:p>
      <text:p text:style-name="P53">Markers</text:p>
      <text:p text:style-name="P54"><text:span text:style-name="T38">Direct</text:span><text:span text:style-name="T38"> Object</text:span></text:p>
      <text:p text:style-name="P19">li</text:p>
      <text:p text:style-name="P6"/>
      <text:p text:style-name="P6">"I own the night."</text:p>
      <text:p text:style-name="P22">&lt;brAs tu tEO.&gt;</text:p>
      <text:p text:style-name="P6"/>
      <text:p text:style-name="P6">"The night, I own."</text:p>
      <text:p text:style-name="P19"><text:soft-page-break/>&lt;li tu tEO brAs.&gt;</text:p>
      <text:p text:style-name="P55">Possessive</text:p>
      <text:p text:style-name="P22">es</text:p>
      <text:p text:style-name="P5"/>
      <text:p text:style-name="P5">"They will own the night of the people."</text:p>
      <text:p text:style-name="P15"><text:span text:style-name="T38">&lt;sUnu brAsO tu tEO</text:span><text:span text:style-name="T13"> es etu </text:span><text:span text:style-name="T38">sE.&gt;</text:span></text:p>
      <text:p text:style-name="P5"/>
      <text:p text:style-name="P5">"Their people will force us."</text:p>
      <text:p text:style-name="P20"><text:span text:style-name="T38">&lt;es s</text:span><text:span text:style-name="T13">U</text:span><text:span text:style-name="T38">nu sE das</text:span><text:span text:style-name="T13">UO</text:span><text:span text:style-name="T38"> s</text:span><text:span text:style-name="T13">U</text:span><text:span text:style-name="T38">.&gt;</text:span></text:p>
      <text:p text:style-name="P55">Towards</text:p>
      <text:p text:style-name="P22">prU</text:p>
      <text:p text:style-name="P10"/>
      <text:p text:style-name="P10">"You all will speak to the people."</text:p>
      <text:p text:style-name="P27"><text:span text:style-name="T25">&lt;tan v</text:span><text:span text:style-name="T13">O</text:span><text:span text:style-name="T25">sO prU </text:span><text:span text:style-name="T13">etu </text:span><text:span text:style-name="T25">sE.&gt;</text:span></text:p>
      <text:p text:style-name="P56">For</text:p>
      <text:p text:style-name="P28">os</text:p>
      <text:p text:style-name="P7"/>
      <text:p text:style-name="P7">"We owned the night for the people."</text:p>
      <text:p text:style-name="P27"><text:span text:style-name="T38">&lt;s</text:span><text:span text:style-name="T13">U</text:span><text:span text:style-name="T38"> ObrAs os tu tEO sE </text:span><text:span text:style-name="T13">etu</text:span><text:span text:style-name="T38">.&gt;</text:span></text:p>
      <text:p text:style-name="P55">And</text:p>
      <text:p text:style-name="P32">un</text:p>
      <text:p text:style-name="P7"/>
      <text:p text:style-name="P7">"They have done good and evil."</text:p>
      <text:p text:style-name="P27"><text:span text:style-name="T38">&lt;Os</text:span><text:span text:style-name="T13">U</text:span><text:span text:style-name="T38">nu li AOn </text:span><text:span text:style-name="T13">un gw</text:span><text:span text:style-name="T38">.&gt;</text:span></text:p>
      <text:p text:style-name="P5"/>
      <text:p text:style-name="P6">"You all speak for the people and not a state."</text:p>
      <text:p text:style-name="P33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><text:soft-page-break/></text:p>
      <text:p text:style-name="P54">Or</text:p>
      <text:p text:style-name="P23">et</text:p>
      <text:p text:style-name="P5"/>
      <text:p text:style-name="P7">Red or yellow?</text:p>
      <text:p text:style-name="P23">&lt;?sOnu et nEsu.&gt;</text:p>
      <text:p text:style-name="P54">Exclamation (pronounced "say")</text:p>
      <text:p text:style-name="P15">!</text:p>
      <text:p text:style-name="P14"/>
      <text:p text:style-name="P5">"Their people will force us!"</text:p>
      <text:p text:style-name="P20"><text:span text:style-name="T4">&lt;!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Question (pronounced "cay")</text:p>
      <text:p text:style-name="P29">?</text:p>
      <text:p text:style-name="P9"/>
      <text:p text:style-name="P5">"Their people will force us?"</text:p>
      <text:p text:style-name="P20"><text:span text:style-name="T4">&lt;?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Interrobang (pronounced "saycay")</text:p>
      <text:p text:style-name="P15">@</text:p>
      <text:p text:style-name="P14"/>
      <text:p text:style-name="P5">"Their people will force us?!"</text:p>
      <text:p text:style-name="P20"><text:span text:style-name="T4">&lt;@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Not</text:p>
      <text:p text:style-name="P23">anu</text:p>
      <text:p text:style-name="P7"/>
      <text:p text:style-name="P7">"You did not force me."</text:p>
      <text:p text:style-name="P23">&lt;ton odaso anu.&gt;</text:p>
      <text:p text:style-name="P5"/>
      <text:p text:style-name="P7"><text:soft-page-break/>"I will not force you."</text:p>
      <text:p text:style-name="P33"><text:span text:style-name="T4">&lt;das</text:span><text:span text:style-name="T10">O</text:span><text:span text:style-name="T4"> anu ton.&gt;</text:span></text:p>
      <text:p text:style-name="P53">Verb Tenses</text:p>
      <text:p text:style-name="P11">"I owned."</text:p>
      <text:p text:style-name="P15"><text:span text:style-name="T25">&lt;ObrAs.&gt;</text:span> </text:p>
      <text:p text:style-name="P9"/>
      <text:p text:style-name="P9">"I own."</text:p>
      <text:p text:style-name="P21">&lt;brAs.&gt;</text:p>
      <text:p text:style-name="P9"/>
      <text:p text:style-name="P11">"I will own."</text:p>
      <text:p text:style-name="P21">&lt;brAsO.&gt;</text:p>
      <text:p text:style-name="P11"/>
      <text:p text:style-name="P10">"I owned the night."</text:p>
      <text:p text:style-name="P14"><text:span text:style-name="T48">&lt;ObrAs tEO tu.&gt;</text:span><text:span text:style-name="T39"> </text:span></text:p>
      <text:p text:style-name="P9"/>
      <text:p text:style-name="P9">"I own the night."</text:p>
      <text:p text:style-name="P15"><text:span text:style-name="T25">&lt;brAs tEO tu.&gt;</text:span><text:span text:style-name="T39"> </text:span></text:p>
      <text:p text:style-name="P9"/>
      <text:p text:style-name="P6">"I will own the night."</text:p>
      <text:p text:style-name="P24"><text:span text:style-name="T7">&lt;brAsO tEO tu.&gt;</text:span><text:span text:style-name="T9"> </text:span></text:p>
      <text:p text:style-name="P7"/>
      <text:p text:style-name="P7">"I stood with you."</text:p>
      <text:p text:style-name="P23">&lt;OAgres lu U.&gt;</text:p>
      <text:p text:style-name="P5"/>
      <text:p text:style-name="P7">"I will be standing with them."</text:p>
      <text:p text:style-name="P33"><text:span text:style-name="T4">&lt;ahresO nul lu</text:span><text:span text:style-name="T10"> sUnu</text:span><text:span text:style-name="T4">.&gt;</text:span></text:p>
      <text:p text:style-name="P5"/>
      <text:p text:style-name="P8">Progressive Action</text:p>
      <text:p text:style-name="P23">nul</text:p>
      <text:p text:style-name="P6"/>
      <text:p text:style-name="P7">"You are owning the night."</text:p>
      <text:p text:style-name="normal"><text:soft-page-break/><text:span text:style-name="T7">&lt;y brAs nul tEO tu.&gt;</text:span><text:span text:style-name="T8"><text:line-break/></text:span></text:p>
      <text:p text:style-name="P7">Completed Action</text:p>
      <text:p text:style-name="P28">dun</text:p>
      <text:p text:style-name="P5"/>
      <text:p text:style-name="P7">"You had owned the night."</text:p>
      <text:p text:style-name="P23">&lt;y den ObrAs tu tEO.&gt;</text:p>
      <text:p text:style-name="P5"/>
      <text:p text:style-name="P5">"You have owned the night."</text:p>
      <text:p text:style-name="P19">&lt;y den brAs tu tEO.&gt;</text:p>
      <text:p text:style-name="P6"/>
      <text:p text:style-name="P5">"You will have owned the nights."</text:p>
      <text:p text:style-name="P23">&lt;y den brAsO etu tEO.&gt;</text:p>
      <text:p text:style-name="P7"/>
      <text:p text:style-name="P7">“You had been owning the night.”</text:p>
      <text:p text:style-name="P23">&lt;y den nel ObrAs tu tEO.&gt;</text:p>
      <text:p text:style-name="P5"/>
      <text:p text:style-name="P5">"You have been owning the night."</text:p>
      <text:p text:style-name="P23">&lt;y den nel brAs te tEO.&gt;</text:p>
      <text:p text:style-name="P5"/>
      <text:p text:style-name="P5">“You will be owning the night.”</text:p>
      <text:p text:style-name="P22">&lt;y den nel brAsO te tEO.&gt;</text:p>
      <text:p text:style-name="P9"/>
      <text:p text:style-name="P10">“Will you have owned the night?”</text:p>
      <text:p text:style-name="P22">&lt;?y deb nel brAsO tu tEO.&gt;</text:p>
      <text:p text:style-name="P53">Numbers</text:p>
      <text:p text:style-name="P5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48">0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48">2</text:p>
          </table:table-cell>
          <table:table-cell table:style-name="Table5.A1" office:value-type="string">
            <text:p text:style-name="P48">3</text:p>
          </table:table-cell>
          <table:table-cell table:style-name="Table5.A1" office:value-type="string">
            <text:p text:style-name="P48">4</text:p>
          </table:table-cell>
        </table:table-row>
        <table:table-row table:style-name="Table5.1"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2</text:p>
          </table:table-cell>
          <table:table-cell table:style-name="Table5.A2" office:value-type="string">
            <text:p text:style-name="P68">3</text:p>
          </table:table-cell>
          <table:table-cell table:style-name="Table5.A2" office:value-type="string">
            <text:p text:style-name="P68">4</text:p>
          </table:table-cell>
        </table:table-row>
      </table:table>
      <text:p text:style-name="P2"><text:soft-page-break/></text:p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48">5</text:p>
          </table:table-cell>
          <table:table-cell table:style-name="Table6.A1" office:value-type="string">
            <text:p text:style-name="P48">6</text:p>
          </table:table-cell>
          <table:table-cell table:style-name="Table6.A1" office:value-type="string">
            <text:p text:style-name="P48">7</text:p>
          </table:table-cell>
          <table:table-cell table:style-name="Table6.A1" office:value-type="string">
            <text:p text:style-name="P48">8</text:p>
          </table:table-cell>
          <table:table-cell table:style-name="Table6.A1" office:value-type="string">
            <text:p text:style-name="P48">9</text:p>
          </table:table-cell>
          <table:table-cell table:style-name="Table6.A1" office:value-type="string">
            <text:p text:style-name="P48">10</text:p>
          </table:table-cell>
          <table:table-cell table:style-name="Table6.A1" office:value-type="string">
            <text:p text:style-name="P48">11</text:p>
          </table:table-cell>
          <table:table-cell table:style-name="Table6.A1" office:value-type="string">
            <text:p text:style-name="P51"><text:span text:style-name="T17">12</text:span><text:span text:style-name="T18">1</text:span></text:p>
          </table:table-cell>
        </table:table-row>
        <table:table-row table:style-name="Table6.1">
          <table:table-cell table:style-name="Table6.A2" office:value-type="string">
            <text:p text:style-name="P68">5</text:p>
          </table:table-cell>
          <table:table-cell table:style-name="Table6.A2" office:value-type="string">
            <text:p text:style-name="P68">6</text:p>
          </table:table-cell>
          <table:table-cell table:style-name="Table6.A2" office:value-type="string">
            <text:p text:style-name="P68">7</text:p>
          </table:table-cell>
          <table:table-cell table:style-name="Table6.A2" office:value-type="string">
            <text:p text:style-name="P68">8</text:p>
          </table:table-cell>
          <table:table-cell table:style-name="Table6.A2" office:value-type="string">
            <text:p text:style-name="P68">e</text:p>
          </table:table-cell>
          <table:table-cell table:style-name="Table6.A2" office:value-type="string">
            <text:p text:style-name="P68">a</text:p>
          </table:table-cell>
          <table:table-cell table:style-name="Table6.A2" office:value-type="string">
            <text:p text:style-name="P68">u</text:p>
          </table:table-cell>
          <table:table-cell table:style-name="Table6.A2" office:value-type="string">
            <text:p text:style-name="P68">i</text:p>
          </table:table-cell>
        </table:table-row>
      </table:table>
      <text:p text:style-name="P46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1"><text:span text:style-name="T17">12</text:span><text:span text:style-name="T18">2</text:span></text:p>
          </table:table-cell>
          <table:table-cell table:style-name="Table1.A1" office:value-type="string">
            <text:p text:style-name="P51"><text:span text:style-name="T17">12</text:span><text:span text:style-name="T18">3</text:span></text:p>
          </table:table-cell>
          <table:table-cell table:style-name="Table1.A1" office:value-type="string">
            <text:p text:style-name="P51"><text:span text:style-name="T17">12</text:span><text:span text:style-name="T18">4</text:span></text:p>
          </table:table-cell>
          <table:table-cell table:style-name="Table1.A1" office:value-type="string">
            <text:p text:style-name="P51"><text:span text:style-name="T17">12</text:span><text:span text:style-name="T18">5</text:span></text:p>
          </table:table-cell>
          <table:table-cell table:style-name="Table1.A1" office:value-type="string">
            <text:p text:style-name="P51"><text:span text:style-name="T17">12</text:span><text:span text:style-name="T18">6</text:span></text:p>
          </table:table-cell>
          <table:table-cell table:style-name="Table1.A1" office:value-type="string">
            <text:p text:style-name="P51"><text:span text:style-name="T17">12</text:span><text:span text:style-name="T18">7</text:span></text:p>
          </table:table-cell>
          <table:table-cell table:style-name="Table1.A1" office:value-type="string">
            <text:p text:style-name="P51"><text:span text:style-name="T17">12</text:span><text:span text:style-name="T18">8</text:span></text:p>
          </table:table-cell>
          <table:table-cell table:style-name="Table1.A1" office:value-type="string">
            <text:p text:style-name="P51"><text:span text:style-name="T17">12</text:span><text:span text:style-name="T18">9</text:span></text:p>
          </table:table-cell>
        </table:table-row>
        <table:table-row table:style-name="Table1.1">
          <table:table-cell table:style-name="Table1.A2" office:value-type="string">
            <text:p text:style-name="P68">s</text:p>
          </table:table-cell>
          <table:table-cell table:style-name="Table1.A2" office:value-type="string">
            <text:p text:style-name="P68">n</text:p>
          </table:table-cell>
          <table:table-cell table:style-name="Table1.A2" office:value-type="string">
            <text:p text:style-name="P68">h</text:p>
          </table:table-cell>
          <table:table-cell table:style-name="Table1.A2" office:value-type="string">
            <text:p text:style-name="P68">b</text:p>
          </table:table-cell>
          <table:table-cell table:style-name="Table1.A2" office:value-type="string">
            <text:p text:style-name="P68">g</text:p>
          </table:table-cell>
          <table:table-cell table:style-name="Table1.A2" office:value-type="string">
            <text:p text:style-name="P68">l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1"><text:span text:style-name="T17">12</text:span><text:span text:style-name="T18">10</text:span></text:p>
          </table:table-cell>
          <table:table-cell table:style-name="Table2.A1" office:value-type="string">
            <text:p text:style-name="P51"><text:span text:style-name="T17">12</text:span><text:span text:style-name="T18">11</text:span></text:p>
          </table:table-cell>
          <table:table-cell table:style-name="Table2.A1" office:value-type="string">
            <text:p text:style-name="P51"><text:span text:style-name="T17">12</text:span><text:span text:style-name="T18">12</text:span></text:p>
          </table:table-cell>
          <table:table-cell table:style-name="Table2.A1" office:value-type="string">
            <text:p text:style-name="P51"><text:span text:style-name="T17">12</text:span><text:span text:style-name="T18">13</text:span></text:p>
          </table:table-cell>
          <table:table-cell table:style-name="Table2.A1" office:value-type="string">
            <text:p text:style-name="P51"><text:span text:style-name="T17">12</text:span><text:span text:style-name="T18">14</text:span></text:p>
          </table:table-cell>
          <table:table-cell table:style-name="Table2.A1" office:value-type="string">
            <text:p text:style-name="P51"><text:span text:style-name="T17">12</text:span><text:span text:style-name="T18">15</text:span></text:p>
          </table:table-cell>
          <table:table-cell table:style-name="Table2.A1" office:value-type="string">
            <text:p text:style-name="P51"><text:span text:style-name="T17">12</text:span><text:span text:style-name="T18">16</text:span></text:p>
          </table:table-cell>
          <table:table-cell table:style-name="Table2.A1" office:value-type="string">
            <text:p text:style-name="P51"><text:span text:style-name="T17">12</text:span><text:span text:style-name="T18">17</text:span></text:p>
          </table:table-cell>
        </table:table-row>
        <table:table-row table:style-name="Table2.1"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68">z</text:p>
          </table:table-cell>
          <table:table-cell table:style-name="Table2.A2" office:value-type="string">
            <text:p text:style-name="P68">v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68">f</text:p>
          </table:table-cell>
          <table:table-cell table:style-name="Table2.A2" office:value-type="string">
            <text:p text:style-name="P68">t</text:p>
          </table:table-cell>
          <table:table-cell table:style-name="Table2.A2" office:value-type="string">
            <text:p text:style-name="P68">d</text:p>
          </table:table-cell>
          <table:table-cell table:style-name="Table2.A2" office:value-type="string">
            <text:p text:style-name="P68">p</text:p>
          </table:table-cell>
        </table:table-row>
      </table:table>
      <text:p text:style-name="P45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1"><text:span text:style-name="T17">12</text:span><text:span text:style-name="T18">18</text:span></text:p>
          </table:table-cell>
          <table:table-cell table:style-name="Table3.A1" office:value-type="string">
            <text:p text:style-name="P51"><text:span text:style-name="T17">12</text:span><text:span text:style-name="T18">19</text:span></text:p>
          </table:table-cell>
          <table:table-cell table:style-name="Table3.A1" office:value-type="string">
            <text:p text:style-name="P51"><text:span text:style-name="T17">12</text:span><text:span text:style-name="T18">20</text:span></text:p>
          </table:table-cell>
          <table:table-cell table:style-name="Table3.A1" office:value-type="string">
            <text:p text:style-name="P51"><text:span text:style-name="T17">12</text:span><text:span text:style-name="T18">21</text:span></text:p>
          </table:table-cell>
          <table:table-cell table:style-name="Table3.A1" office:value-type="string">
            <text:p text:style-name="P51"><text:span text:style-name="T17">12</text:span><text:span text:style-name="T18">22</text:span></text:p>
          </table:table-cell>
          <table:table-cell table:style-name="Table3.A1" office:value-type="string">
            <text:p text:style-name="P51"><text:span text:style-name="T17">12</text:span><text:span text:style-name="T18">23</text:span></text:p>
          </table:table-cell>
          <table:table-cell table:style-name="Table3.A1" office:value-type="string">
            <text:p text:style-name="P51"><text:span text:style-name="T17">12</text:span><text:span text:style-name="T18">24</text:span></text:p>
          </table:table-cell>
          <table:table-cell table:style-name="Table3.A1" office:value-type="string">
            <text:p text:style-name="P51"><text:span text:style-name="T17">12</text:span><text:span text:style-name="T18">25</text:span></text:p>
          </table:table-cell>
        </table:table-row>
        <table:table-row table:style-name="Table3.1">
          <table:table-cell table:style-name="Table3.A2" office:value-type="string">
            <text:p text:style-name="P68">C</text:p>
          </table:table-cell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68">H</text:p>
          </table:table-cell>
          <table:table-cell table:style-name="Table3.A2" office:value-type="string">
            <text:p text:style-name="P68">S</text:p>
          </table:table-cell>
          <table:table-cell table:style-name="Table3.A2" office:value-type="string">
            <text:p text:style-name="P68">Z</text:p>
          </table:table-cell>
          <table:table-cell table:style-name="Table3.A2" office:value-type="string">
            <text:p text:style-name="P68">L</text:p>
          </table:table-cell>
          <table:table-cell table:style-name="Table3.A2" office:value-type="string">
            <text:p text:style-name="P68">N</text:p>
          </table:table-cell>
          <table:table-cell table:style-name="Table3.A2" office:value-type="string">
            <text:p text:style-name="P68">x</text:p>
          </table:table-cell>
        </table:table-row>
      </table:table>
      <text:p text:style-name="P45"/>
      <text:p text:style-name="P9">If necessary, numbers are marked with the <text:span text:style-name="T25">;</text:span> symbol.</text:p>
      <text:p text:style-name="P1"/>
      <text:p text:style-name="P33"><text:span text:style-name="T10">;</text:span><text:span text:style-name="T6">14n3</text:span></text:p>
      <text:p text:style-name="P22">;187n</text:p>
      <text:p text:style-name="P11"/>
      <text:p text:style-name="P11">“12:37”</text:p>
      <text:p text:style-name="P22">12:37</text:p>
      <text:p text:style-name="P5"/>
      <text:p text:style-name="P9"><text:span text:style-name="T37">Positional terms like "1st" and modifiers like "double" are formed with the word for position, </text:span><text:span text:style-name="T42">ok</text:span><text:span text:style-name="T37">, followed by the number.</text:span></text:p>
      <text:p text:style-name="P7"/>
      <text:p text:style-name="P9"><text:span text:style-name="T37">The word for "double" or "2nd" is </text:span><text:span text:style-name="T43">o</text:span><text:span text:style-name="T42">k2</text:span><text:span text:style-name="T37">.</text:span></text:p>
      <text:p text:style-name="P5"/>
      <text:p text:style-name="P9"><text:span text:style-name="T37">1,213 = 858</text:span><text:span text:style-name="T46">12</text:span></text:p>
      <text:p text:style-name="P18">#858</text:p>
      <text:p text:style-name="P18"/>
      <text:p text:style-name="P5">3*4=12<text:span text:style-name="T45"> </text:span></text:p>
      <text:p text:style-name="P63"><text:soft-page-break/>3*4=10</text:p>
      <text:p text:style-name="P53">Examples</text:p>
      <text:p text:style-name="P37">Aono and Ecssiah</text:p>
      <text:p text:style-name="P58">AOnu un ekssEu</text:p>
      <text:p text:style-name="P40"/>
      <text:p text:style-name="P40">Good and Evil</text:p>
      <text:p text:style-name="P58">AOn un gw</text:p>
      <text:p text:style-name="P40"/>
      <text:p text:style-name="P39">Beginning and Ending</text:p>
      <text:p text:style-name="P59"><text:span text:style-name="T3">ok un kso</text:span></text:p>
      <text:p text:style-name="P39"/>
      <text:p text:style-name="P41"><text:span text:style-name="T35">Female</text:span> and <text:span text:style-name="T35">Male</text:span></text:p>
      <text:p text:style-name="P59"><text:span text:style-name="T11">neWs un sOen</text:span></text:p>
      <text:p text:style-name="P38"/>
      <text:p text:style-name="P41">Spirit and Soul</text:p>
      <text:p text:style-name="P60">sun un Aden</text:p>
      <text:p text:style-name="P40"/>
      <text:p text:style-name="P41">Just </text:p>
      <text:p text:style-name="P62">IOn</text:p>
      <text:p text:style-name="P41"/>
      <text:p text:style-name="P41">Justice</text:p>
      <text:p text:style-name="P61">IOnu</text:p>
      <text:p text:style-name="P41"/>
      <text:p text:style-name="P41">Good</text:p>
      <text:p text:style-name="P61">AOn</text:p>
      <text:p text:style-name="P41"/>
      <text:p text:style-name="P41">Peace</text:p>
      <text:p text:style-name="P65"><text:span text:style-name="T1">IOnu</text:span></text:p>
      <text:p text:style-name="P41"/>
      <text:p text:style-name="P41">Jarl</text:p>
      <text:p text:style-name="P59"><text:span text:style-name="T3">Eorl</text:span></text:p>
      <text:p text:style-name="P40"/>
      <text:p text:style-name="P40"><text:soft-page-break/>Hierarchy, pyramid</text:p>
      <text:p text:style-name="P60">kroWn</text:p>
      <text:p text:style-name="P40"/>
      <text:p text:style-name="P41">"We own the night."</text:p>
      <text:p text:style-name="P61">&lt;sU brAs tu tEO.&gt;</text:p>
      <text:p text:style-name="P42"/>
      <text:p text:style-name="P42">"We own nights."</text:p>
      <text:p text:style-name="P64"><text:span text:style-name="T37">&lt;s</text:span><text:span text:style-name="T33">U</text:span><text:span text:style-name="T37"> brAs </text:span><text:span text:style-name="T12">etu </text:span><text:span text:style-name="T37">tEO.&gt;</text:span></text:p>
      <text:p text:style-name="P42"/>
      <text:p text:style-name="P42">"Nights, we own."</text:p>
      <text:p text:style-name="P59"><text:span text:style-name="T2">&lt;li ete tEO s</text:span><text:span text:style-name="T30">U</text:span><text:span text:style-name="T2"> brAs.&gt;</text:span></text:p>
      <text:p text:style-name="P42"/>
      <text:p text:style-name="P42">"They wrote the documents."</text:p>
      <text:p text:style-name="P64"><text:span text:style-name="T37">&lt;s</text:span><text:span text:style-name="T33">U</text:span><text:span text:style-name="T37">nu Okr</text:span><text:span text:style-name="T33">U</text:span><text:span text:style-name="T37">s eru pasen.&gt;</text:span></text:p>
      <text:p text:style-name="P42"/>
      <text:p text:style-name="P41">"I will write the document."</text:p>
      <text:p text:style-name="P59"><text:span text:style-name="T3">&lt;krUsO te pasen.&gt;</text:span></text:p>
      <text:p text:style-name="P41"/>
      <text:p text:style-name="P41">Literal: "Their document has zero principles."</text:p>
      <text:p text:style-name="P41">Natural: "Their document has no principles."</text:p>
      <text:p text:style-name="P59"><text:span text:style-name="T3">&lt;es s</text:span><text:span text:style-name="T31">U</text:span><text:span text:style-name="T3">nu pasen avum loks o.&gt;</text:span></text:p>
      <text:p text:style-name="P36"/>
      <text:p text:style-name="P41">"Our document has good principles."</text:p>
      <text:p text:style-name="P59"><text:span text:style-name="T49">&lt;es s</text:span><text:span text:style-name="T36">U </text:span><text:span text:style-name="T49">pasen avum AOn loks.&gt;</text:span></text:p>
      <text:p text:style-name="P43"/>
      <text:p text:style-name="P43">"Are you writing a document?"</text:p>
      <text:p text:style-name="P59"><text:span text:style-name="T5">&lt;?y nel kr</text:span><text:span text:style-name="T32">U</text:span><text:span text:style-name="T5">s pasen.&gt;</text:span></text:p>
      <text:p text:style-name="P43"/>
      <text:p text:style-name="P43">"Yes, I am writing a document."</text:p>
      <text:p text:style-name="P59"><text:span text:style-name="T5">&lt;Zu,nel kr</text:span><text:span text:style-name="T32">U</text:span><text:span text:style-name="T5">s pasen.&gt;</text:span></text:p>
      <text:p text:style-name="P43"/>
      <text:p text:style-name="P43">"He has good intentions!"</text:p>
      <text:p text:style-name="P59"><text:span text:style-name="T5">&lt;!sonu avum </text:span><text:span text:style-name="T32">etu </text:span><text:span text:style-name="T5">WtOs AOn.&gt;</text:span></text:p>
      <text:p text:style-name="P43"/>
      <text:p text:style-name="P43">"Are those people evil?"</text:p>
      <text:p text:style-name="P59"><text:soft-page-break/><text:span text:style-name="T5">&lt;?s</text:span><text:span text:style-name="T32">U</text:span><text:span text:style-name="T5">nA sE g</text:span><text:span text:style-name="T32">w</text:span><text:span text:style-name="T5">.&gt;</text:span></text:p>
      <text:p text:style-name="P43"/>
      <text:p text:style-name="P43">"No, these people are good!"</text:p>
      <text:p text:style-name="P59"><text:span text:style-name="T5">&lt;!no,s</text:span><text:span text:style-name="T32">U</text:span><text:span text:style-name="T5">nA sE AOn.&gt;</text:span></text:p>
      <text:p text:style-name="P43"/>
      <text:p text:style-name="P43">"I will stress the principles!"</text:p>
      <text:p text:style-name="P59"><text:span text:style-name="T5">&lt;!zInO etu loks.&gt;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02:50:15</dc:date>
    <meta:editing-duration>P3DT11H7M59S</meta:editing-duration>
    <meta:editing-cycles>711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1" meta:paragraph-count="302" meta:word-count="802" meta:character-count="3831"/>
  </office:meta>
</office:document-meta>
</file>